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D7000000B143D2741915B587E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Open Sans" svg:font-family="'Open San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line-height="115%"/>
      <style:text-properties fo:color="#202124" style:font-name="Roboto" fo:font-size="12pt" style:font-name-asian="Roboto1" style:font-size-asian="12pt" style:font-name-complex="Roboto1" style:font-size-complex="12pt" fo:background-color="#ffffff"/>
    </style:style>
    <style:style style:name="P3" style:family="paragraph" style:parent-style-name="Standard">
      <style:paragraph-properties fo:line-height="115%"/>
      <style:text-properties style:font-name="Open Sans" style:font-name-asian="Open Sans1" style:font-name-complex="Open Sans1"/>
    </style:style>
    <style:style style:name="P4" style:family="paragraph" style:parent-style-name="Standard">
      <style:paragraph-properties fo:text-align="end" style:justify-single-word="false"/>
    </style:style>
    <style:style style:name="P5" style:family="paragraph" style:parent-style-name="Standard" style:list-style-name="WWNum4">
      <style:paragraph-properties fo:margin-left="0.5in" fo:margin-right="0in" fo:text-indent="-0.25in" style:auto-text-indent="false"/>
    </style:style>
    <style:style style:name="P6" style:family="paragraph" style:parent-style-name="Standard" style:list-style-name="WWNum6">
      <style:paragraph-properties fo:margin-left="0.5in" fo:margin-right="0in" fo:line-height="115%" fo:text-indent="-0.25in" style:auto-text-indent="false"/>
    </style:style>
    <style:style style:name="P7" style:family="paragraph" style:parent-style-name="Standard" style:list-style-name="WWNum3">
      <style:paragraph-properties fo:margin-left="0.5in" fo:margin-right="0in" fo:line-height="115%" fo:text-indent="-0.25in" style:auto-text-indent="false"/>
    </style:style>
    <style:style style:name="P8" style:family="paragraph" style:parent-style-name="Standard" style:list-style-name="WWNum5">
      <style:paragraph-properties fo:margin-left="0.5in" fo:margin-right="0in" fo:line-height="115%" fo:text-indent="-0.25in" style:auto-text-indent="false"/>
    </style:style>
    <style:style style:name="P9" style:family="paragraph" style:parent-style-name="Standard" style:list-style-name="WWNum2">
      <style:paragraph-properties fo:margin-left="0.5in" fo:margin-right="0in" fo:line-height="115%" fo:text-indent="-0.25in" style:auto-text-indent="false"/>
    </style:style>
    <style:style style:name="P10" style:family="paragraph" style:parent-style-name="Standard" style:list-style-name="WWNum1">
      <style:paragraph-properties fo:margin-left="1in" fo:margin-right="0in" fo:line-height="115%" fo:text-indent="-0.25in" style:auto-text-indent="false"/>
    </style:style>
    <style:style style:name="P11" style:family="paragraph" style:parent-style-name="Standard" style:list-style-name="WWNum6">
      <style:paragraph-properties fo:margin-left="1in" fo:margin-right="0in" fo:line-height="115%" fo:text-indent="-0.25in" style:auto-text-indent="false"/>
    </style:style>
    <style:style style:name="P12" style:family="paragraph" style:parent-style-name="Standard">
      <style:paragraph-properties fo:margin-left="0in" fo:margin-right="0in" fo:line-height="115%" fo:text-indent="0in" style:auto-text-indent="false"/>
      <style:text-properties fo:color="#202124" style:font-name="Roboto" fo:font-size="12pt" style:font-name-asian="Roboto1" style:font-size-asian="12pt" style:font-name-complex="Roboto1" style:font-size-complex="12pt" fo:background-color="#ffffff"/>
    </style:style>
    <style:style style:name="P13" style:family="paragraph" style:parent-style-name="Standard">
      <style:paragraph-properties fo:margin-left="0in" fo:margin-right="0in" fo:line-height="115%" fo:text-indent="0in" style:auto-text-indent="false"/>
      <style:text-properties style:font-name="Open Sans" style:font-name-asian="Open Sans1" style:font-name-complex="Open Sans1"/>
    </style:style>
    <style:style style:name="P14" style:family="paragraph" style:parent-style-name="Heading_20_2">
      <style:paragraph-properties fo:line-height="115%"/>
    </style:style>
    <style:style style:name="P15" style:family="paragraph" style:parent-style-name="Heading_20_1" style:master-page-name="Standard">
      <style:paragraph-properties style:page-number="1"/>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style:font-name="Open Sans" style:font-name-asian="Open Sans1" style:font-name-complex="Open Sans1"/>
    </style:style>
    <style:style style:name="T4" style:family="text">
      <style:text-properties style:font-name="Open Sans" fo:font-weight="bold" style:font-name-asian="Open Sans1" style:font-weight-asian="bold" style:font-name-complex="Open Sans1"/>
    </style:style>
    <style:style style:name="T5" style:family="text">
      <style:text-properties style:font-name="Open Sans" style:text-underline-style="none" style:font-name-asian="Open Sans1" style:font-name-complex="Open Sans1"/>
    </style:style>
    <style:style style:name="T6" style:family="text">
      <style:text-properties fo:color="#202124" style:font-name="Roboto" fo:font-size="12pt" fo:font-weight="bold" style:font-name-asian="Roboto1" style:font-size-asian="12pt" style:font-weight-asian="bold" style:font-name-complex="Roboto1" style:font-size-complex="12pt" fo:background-color="#ffffff"/>
    </style:style>
    <style:style style:name="T7" style:family="text">
      <style:text-properties fo:color="#202124" style:font-name="Roboto" fo:font-size="12pt" style:font-name-asian="Roboto1" style:font-size-asian="12pt" style:font-name-complex="Roboto1" style:font-size-complex="12pt" fo:background-color="#ffffff"/>
    </style:style>
    <style:style style:name="T8" style:family="text">
      <style:text-properties fo:color="#202124" style:font-name="Roboto" fo:font-size="12pt" style:text-underline-style="none" style:font-name-asian="Roboto1" style:font-size-asian="12pt" style:font-name-complex="Roboto1" style:font-size-complex="12pt" fo:background-color="#ffffff"/>
    </style:style>
    <style:style style:name="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_ticurcq096vn"/><text:span text:style-name="T1">Project:</text:span> Create a Product Management Plan Framework in Trello</text:p>
      <text:p text:style-name="Standard"><text:span text:style-name="T1">By</text:span>: Travis Moses-Westphal</text:p>
      <text:p text:style-name="Standard"/>
      <text:p text:style-name="Standard"><text:span text:style-name="T1">Description</text:span>: </text:p>
      <text:p text:style-name="Standard">For each task in the project, there is specific information that needs to be entered into Trello in order to create the plan framework. </text:p>
      <text:p text:style-name="Standard"/>
      <text:p text:style-name="Standard">See the task headings below to find the titles for the deliverables, tasks, attachments, and dependencies needed to complete the data entry for the framework in Trello. </text:p>
      <text:p text:style-name="Standard"/>
      <text:p text:style-name="Heading_20_2"><text:bookmark text:name="_w55l842znv3l"/>Task 1</text:p>
      <text:p text:style-name="Standard"><text:span text:style-name="T1">Board Title</text:span>: Product X Dashboard</text:p>
      <text:p text:style-name="Standard"><text:span text:style-name="T1">List Titles:</text:span> </text:p>
      <text:list xml:id="list3192473951" text:style-name="WWNum4">
        <text:list-item>
          <text:p text:style-name="P5">To do</text:p>
        </text:list-item>
        <text:list-item>
          <text:p text:style-name="P5">In Progress</text:p>
        </text:list-item>
        <text:list-item>
          <text:p text:style-name="P5">Done</text:p>
        </text:list-item>
      </text:list>
      <text:p text:style-name="Standard"/>
      <text:p text:style-name="Heading_20_2"><text:bookmark text:name="_51bqrji5lvg4"/>Task 2</text:p>
      <text:p text:style-name="Standard"><text:span text:style-name="T1">Deliverables and Labels:</text:span></text:p>
      <text:list xml:id="list3579601063" text:style-name="WWNum6">
        <text:list-item>
          <text:p text:style-name="P6"><text:span text:style-name="T3">Market Needs Analysis</text:span></text:p>
        </text:list-item>
        <text:list-item>
          <text:p text:style-name="P6"><text:span text:style-name="T3">Competitive Analysis</text:span></text:p>
        </text:list-item>
        <text:list-item>
          <text:p text:style-name="P6"><text:span text:style-name="T3">Strategic Positioning Statement</text:span></text:p>
        </text:list-item>
        <text:list-item>
          <text:p text:style-name="P6"><text:soft-page-break/><text:span text:style-name="T3">Business Plan</text:span></text:p>
        </text:list-item>
        <text:list-item>
          <text:p text:style-name="P6"><text:span text:style-name="T3">Product Roadmap</text:span></text:p>
        </text:list-item>
      </text:list>
      <text:p text:style-name="Standard"/>
      <text:p text:style-name="Heading_20_2"><text:bookmark text:name="_phd2z8taqmut"/>Task 3</text:p>
      <text:p text:style-name="P1"><text:span text:style-name="T6">Market Needs Checklist Items</text:span></text:p>
      <text:list xml:id="list1832823678" text:style-name="WWNum3">
        <text:list-item>
          <text:p text:style-name="P7"><text:span text:style-name="T7">Define market and target segments. Estimate size.</text:span></text:p>
        </text:list-item>
        <text:list-item>
          <text:p text:style-name="P7"><text:span text:style-name="T7">Define Personas (Users, Buyers, Decision Makers)</text:span></text:p>
        </text:list-item>
        <text:list-item>
          <text:p text:style-name="P7"><text:span text:style-name="T7">Complete customer interviews</text:span></text:p>
        </text:list-item>
        <text:list-item>
          <text:p text:style-name="P7"><text:span text:style-name="T7">Complete customer problem definition</text:span></text:p>
        </text:list-item>
        <text:list-item>
          <text:p text:style-name="P7"><text:span text:style-name="T7">Map persona’s Journeys</text:span></text:p>
        </text:list-item>
      </text:list>
      <text:p text:style-name="P2"/>
      <text:p text:style-name="P1"><text:span text:style-name="T6">Reviews and Approvals Checklist Items</text:span></text:p>
      <text:list xml:id="list223738198" text:style-name="WWNum5">
        <text:list-item>
          <text:p text:style-name="P8"><text:span text:style-name="T7">Submit to Marketing for Review</text:span></text:p>
        </text:list-item>
        <text:list-item>
          <text:p text:style-name="P8"><text:span text:style-name="T7">Submit to Sales for Review</text:span></text:p>
        </text:list-item>
        <text:list-item>
          <text:p text:style-name="P8"><text:span text:style-name="T7">Submit to Manager for Review</text:span></text:p>
        </text:list-item>
        <text:list-item>
          <text:p text:style-name="P8"><text:span text:style-name="T7">Revise and resubmit if necessary</text:span></text:p>
        </text:list-item>
        <text:list-item>
          <text:p text:style-name="P8"><text:span text:style-name="T7">Submit to Exec team for approval</text:span></text:p>
        </text:list-item>
        <text:list-item>
          <text:p text:style-name="P8"><text:span text:style-name="T7">FINAL</text:span></text:p>
        </text:list-item>
      </text:list>
      <text:p text:style-name="P2"/>
      <text:p text:style-name="P1"><text:span text:style-name="T6">Suggested Due Dates for Deliverables</text:span></text:p>
      <text:list xml:id="list1343338266" text:style-name="WWNum2">
        <text:list-item>
          <text:p text:style-name="P9"><text:span text:style-name="T7">Product Roadmap - 6 months from today</text:span></text:p>
        </text:list-item>
        <text:list-item>
          <text:p text:style-name="P9"><text:soft-page-break/><text:span text:style-name="T7">Business Plan - 5 months from today</text:span></text:p>
        </text:list-item>
        <text:list-item>
          <text:p text:style-name="P9"><text:span text:style-name="T7">Strategic Positioning Statement - 4 months from today</text:span></text:p>
        </text:list-item>
        <text:list-item>
          <text:p text:style-name="P9"><text:span text:style-name="T7">Competitive Analysis - 3 months from today</text:span></text:p>
        </text:list-item>
        <text:list-item>
          <text:p text:style-name="P9"><text:span text:style-name="T7">Market Needs Analysis - 2 months from today</text:span></text:p>
        </text:list-item>
      </text:list>
      <text:list xml:id="list2054472366" text:style-name="WWNum1">
        <text:list-item>
          <text:p text:style-name="P10"><text:span text:style-name="T7">Define Market and Segments - 1 week from today.</text:span></text:p>
        </text:list-item>
        <text:list-item>
          <text:p text:style-name="P10"><text:span text:style-name="T7">Complete Customer interviews - 2 weeks from today.</text:span></text:p>
        </text:list-item>
        <text:list-item>
          <text:p text:style-name="P10"><text:span text:style-name="T7">Define Personas - 3 weeks from today</text:span></text:p>
        </text:list-item>
        <text:list-item>
          <text:p text:style-name="P10"><text:span text:style-name="T7">Complete Customer problem definition - 4 weeks from today</text:span></text:p>
        </text:list-item>
        <text:list-item>
          <text:p text:style-name="P10"><text:span text:style-name="T7">Map Each Persona’s Journey - 5 weeks from today.</text:span></text:p>
        </text:list-item>
      </text:list>
      <text:p text:style-name="P2"/>
      <text:p text:style-name="P14"><text:bookmark text:name="_graddcytxe79"/>Task 4</text:p>
      <text:p text:style-name="P1"><text:span text:style-name="T6">Deliverables, Tasks, Attachments and Links</text:span></text:p>
      <text:p text:style-name="P2"/>
      <text:list xml:id="list134628175376686" text:continue-list="list3579601063" text:style-name="WWNum6">
        <text:list-item>
          <text:p text:style-name="P6"><text:span text:style-name="T4">Market Needs Analysis Deliverables and Tasks Details</text:span></text:p>
          <text:list>
            <text:list-item>
              <text:p text:style-name="P11"><text:span text:style-name="T7">Define market and target segments. Estimate size.</text:span></text:p>
            </text:list-item>
            <text:list-item>
              <text:p text:style-name="P11"><text:span text:style-name="T7">Define Personas (Users, Buyers, Decision Makers)</text:span></text:p>
            </text:list-item>
            <text:list-item>
              <text:p text:style-name="P11"><text:span text:style-name="T7">Complete customer interviews</text:span></text:p>
            </text:list-item>
            <text:list-item>
              <text:p text:style-name="P11"><text:span text:style-name="T7">Complete customer problem definition</text:span></text:p>
            </text:list-item>
            <text:list-item>
              <text:p text:style-name="P11"><text:span text:style-name="T7">Map persona’s Journeys</text:span></text:p>
            </text:list-item>
          </text:list>
        </text:list-item>
      </text:list>
      <text:p text:style-name="P12"/>
      <text:list xml:id="list134629239855701" text:continue-numbering="true" text:style-name="WWNum6">
        <text:list-item>
          <text:p text:style-name="P6"><text:span text:style-name="T4">Competitive Analysis Deliverables and Tasks Details</text:span></text:p>
          <text:list>
            <text:list-item>
              <text:p text:style-name="P11"><text:soft-page-break/><text:span text:style-name="T3">Complete Strategy Matrix</text:span></text:p>
            </text:list-item>
            <text:list-item>
              <text:p text:style-name="P11"><text:span text:style-name="T3">Document Competitive Landscape</text:span></text:p>
            </text:list-item>
            <text:list-item>
              <text:p text:style-name="P11"><text:span text:style-name="T3">Complete Competing Solutions Analysis</text:span></text:p>
            </text:list-item>
            <text:list-item>
              <text:p text:style-name="P11"><text:span text:style-name="T3">Complete Win/Loss Analysis</text:span></text:p>
            </text:list-item>
          </text:list>
        </text:list-item>
      </text:list>
      <text:p text:style-name="P13"/>
      <text:list xml:id="list134628640305231" text:continue-numbering="true" text:style-name="WWNum6">
        <text:list-item>
          <text:p text:style-name="P6"><text:span text:style-name="T4">Strategic Positioning Statement Deliverables and Tasks Details</text:span></text:p>
          <text:list>
            <text:list-item>
              <text:p text:style-name="P11"><text:span text:style-name="T3">Choose market segments and personas</text:span></text:p>
            </text:list-item>
            <text:list-item>
              <text:p text:style-name="P11"><text:span text:style-name="T3">Define customer problem</text:span></text:p>
            </text:list-item>
            <text:list-item>
              <text:p text:style-name="P11"><text:span text:style-name="T3">Define the ideal solution to the customer problem</text:span></text:p>
            </text:list-item>
            <text:list-item>
              <text:p text:style-name="P11"><text:span text:style-name="T3">Create a Positioning Statement</text:span></text:p>
            </text:list-item>
            <text:list-item>
              <text:p text:style-name="P11"><text:span text:style-name="T3">Create a Product Description</text:span></text:p>
            </text:list-item>
            <text:list-item>
              <text:p text:style-name="P11"><text:span text:style-name="T3">Detail 3-5 Problem Oriented Product Features</text:span></text:p>
            </text:list-item>
          </text:list>
        </text:list-item>
      </text:list>
      <text:p text:style-name="P13"/>
      <text:list xml:id="list134628440671964" text:continue-numbering="true" text:style-name="WWNum6">
        <text:list-item>
          <text:p text:style-name="P6"><text:span text:style-name="T4">Strategic Positioning Statement Attachments:</text:span></text:p>
          <text:list>
            <text:list-item>
              <text:p text:style-name="P11"><text:span text:style-name="T7">Positioning Statement Template</text:span></text:p>
            </text:list-item>
          </text:list>
        </text:list-item>
      </text:list>
      <text:p text:style-name="P3"/>
      <text:list xml:id="list134628832875140" text:continue-numbering="true" text:style-name="WWNum6">
        <text:list-item>
          <text:p text:style-name="P6"><text:span text:style-name="T4">Business Plan Deliverables and Tasks Details</text:span></text:p>
          <text:list>
            <text:list-item>
              <text:p text:style-name="P11"><text:span text:style-name="T3">Problem Statements: Define top three market problems and how they are currently addressed.</text:span></text:p>
            </text:list-item>
            <text:list-item>
              <text:p text:style-name="P11"><text:span text:style-name="T3">Revenue Streams and Market Value: Identify potential revenue streams and estimated value</text:span></text:p>
            </text:list-item>
            <text:list-item>
              <text:p text:style-name="P11"><text:span text:style-name="T3">Solutions: Define top three features that solve the problems, which customers will pay for.</text:span></text:p>
            </text:list-item>
            <text:list-item>
              <text:p text:style-name="P11"><text:span text:style-name="T3">Unique Value Proposition: Elevator pitch for the product.</text:span></text:p>
            </text:list-item>
            <text:list-item>
              <text:p text:style-name="P11"><text:soft-page-break/><text:span text:style-name="T3">Channels: How will you reach your customers</text:span></text:p>
            </text:list-item>
            <text:list-item>
              <text:p text:style-name="P11"><text:span text:style-name="T3">Key Metrics: How will you monitor and measure product success.</text:span></text:p>
            </text:list-item>
            <text:list-item>
              <text:p text:style-name="P11"><text:span text:style-name="T3">Cost Structure Analysis: Identify the fixed and variable costs to create, maintain, market, sell, and support the product. </text:span></text:p>
            </text:list-item>
            <text:list-item>
              <text:p text:style-name="P11"><text:span text:style-name="T3">Determine Unfair Advantage: What does the company or proposed product have that competitors cannot easily duplicate?</text:span></text:p>
            </text:list-item>
          </text:list>
        </text:list-item>
      </text:list>
      <text:p text:style-name="P13"/>
      <text:list xml:id="list134629489503320" text:continue-numbering="true" text:style-name="WWNum6">
        <text:list-item>
          <text:p text:style-name="P6"><text:span text:style-name="T4">Business Plan Attachments</text:span></text:p>
          <text:list>
            <text:list-item>
              <text:p text:style-name="P11"><text:span text:style-name="T7">Lean Canvas Business Plan Template</text:span></text:p>
            </text:list-item>
            <text:list-item>
              <text:p text:style-name="P11"><text:span text:style-name="T7">Wikipedia Lean Canvas Business Plan Article URL: https://en.wikipedia.org/wiki/Business_Model_Canvas</text:span></text:p>
            </text:list-item>
          </text:list>
        </text:list-item>
      </text:list>
      <text:p text:style-name="P13"/>
      <text:p text:style-name="P13"/>
      <text:list xml:id="list134628287534826" text:continue-numbering="true" text:style-name="WWNum6">
        <text:list-item>
          <text:p text:style-name="P6"><text:span text:style-name="T4">Product Roadmap Deliverables and Tasks Details</text:span></text:p>
        </text:list-item>
      </text:list>
      <text:p text:style-name="P13"/>
      <text:p text:style-name="P14"><text:bookmark text:name="_mo4u7z3lah6f"/>Additional Workflow Stages to Consider for New Trello Lists</text:p>
      <text:list xml:id="list134628827555488" text:continue-numbering="true" text:style-name="WWNum6">
        <text:list-item>
          <text:p text:style-name="P6"><text:span text:style-name="T4">List Name</text:span><text:span text:style-name="T3">: Ready for Work</text:span></text:p>
        </text:list-item>
        <text:list-item>
          <text:p text:style-name="P6"><text:span text:style-name="T4">List Description</text:span><text:span text:style-name="T3">: Once a task in the To do list is fully understood and ready for someone to begin work, it can be added to this list. Stakeholders will then know that if an item is assigned to them they can start working on it and move it to the “In Progress” list to indicate they are working on it.</text:span></text:p>
        </text:list-item>
      </text:list>
      <text:p text:style-name="P13"/>
      <text:list xml:id="list134627594147604" text:continue-numbering="true" text:style-name="WWNum6">
        <text:list-item>
          <text:p text:style-name="P6"><text:span text:style-name="T4">List Name</text:span><text:span text:style-name="T3">: In Review</text:span></text:p>
        </text:list-item>
        <text:list-item>
          <text:p text:style-name="P6"><text:span text:style-name="T4">List Description</text:span><text:span text:style-name="T3">: Any work that needs to be reviewed should be moved to this stage once it is submitted to a reviewer.</text:span></text:p>
        </text:list-item>
      </text:list>
      <text:p text:style-name="P13"/>
      <text:list xml:id="list134627448144152" text:continue-numbering="true" text:style-name="WWNum6">
        <text:list-item>
          <text:p text:style-name="P6"><text:span text:style-name="T4">List Name</text:span><text:span text:style-name="T3">: In Revision</text:span></text:p>
        </text:list-item>
        <text:list-item>
          <text:p text:style-name="P6"><text:span text:style-name="T4">List Description</text:span><text:span text:style-name="T3">: Review comments need to be addressed and revisions made before submitting for another review or for final approval.</text:span></text:p>
        </text:list-item>
      </text:list>
      <text:p text:style-name="P13"><text:soft-page-break/></text:p>
      <text:list xml:id="list134627624562171" text:continue-numbering="true" text:style-name="WWNum6">
        <text:list-item>
          <text:p text:style-name="P6"><text:span text:style-name="T4">List Name</text:span><text:span text:style-name="T3">: Submitted for Approval</text:span></text:p>
        </text:list-item>
        <text:list-item>
          <text:p text:style-name="P6"><text:span text:style-name="T4">List Description</text:span><text:span text:style-name="T3">: When all tasks related to a deliverable have been completed and all reviews and revisions are done, then a deliverable can be submitted for final approval and its card moved to this list.</text:span></text:p>
        </text:list-item>
      </text:list>
      <text:p text:style-name="P13"/>
      <text:list xml:id="list134628767384516" text:continue-numbering="true" text:style-name="WWNum6">
        <text:list-item>
          <text:p text:style-name="P6"><text:span text:style-name="T4">List Name</text:span><text:span text:style-name="T3">: On Hold </text:span></text:p>
        </text:list-item>
        <text:list-item>
          <text:p text:style-name="P6"><text:span text:style-name="T4">List Description</text:span><text:span text:style-name="T3">: Work that is blocked or delayed for some reason can be added to this list. Recommend also giving iit a high priority label.</text:span></text:p>
        </text:list-item>
      </text:list>
      <text:p text:style-name="P13"/>
      <text:list xml:id="list134629390346625" text:continue-numbering="true" text:style-name="WWNum6">
        <text:list-item>
          <text:p text:style-name="P6"><text:span text:style-name="T4">List name</text:span><text:span text:style-name="T3">: Deliverable Completed</text:span></text:p>
        </text:list-item>
        <text:list-item>
          <text:p text:style-name="P6"><text:span text:style-name="T4">List Description</text:span><text:span text:style-name="T3">: After a deliverable is fully completed and has been approved, it is moved to the final state. Have a little celebration!</text:span></text:p>
        </text:list-item>
      </text:list>
      <text:p text:style-name="P2"/>
      <text:p text:style-name="P14"><text:bookmark text:name="_q08b3qk9aioh"/>Task 5</text:p>
      <text:p text:style-name="P1"><text:span text:style-name="T7">No additional cont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Open Sans" svg:font-family="'Open San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Roboto" fo:font-family="Roboto"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fo:font-family="Roboto"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fo:font-family="Roboto"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fo:font-family="Roboto"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Open Sans" fo:font-family="'Open Sans'" style:font-family-generic="roman" style:font-pitch="variable" style:text-underline-style="none" fo:font-weight="bold"/>
    </style:style>
    <style:style style:name="ListLabel_20_47" style:display-name="ListLabel 47" style:family="text">
      <style:text-properties style:font-name="Roboto" fo:font-family="Roboto" style:font-family-generic="roman" style:font-pitch="variable" fo:font-size="12pt"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draw:frame draw:style-name="Mfr1" draw:name="image1.png" text:anchor-type="char" svg:x="0.0047in" svg:y="0.05in" svg:width="8.4839in" svg:height="1.1665in" draw:z-index="5"><draw:image xlink:href="Pictures/10000201000005D7000000B143D2741915B587EE.png" xlink:type="simple" xlink:show="embed" xlink:actuate="onLoad" loext:mime-type="image/png"/><svg:desc>Header.png</svg:desc></draw:frame></text:p>
      </style:header>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6" meta:paragraph-count="94" meta:word-count="766" meta:character-count="4559" meta:non-whitespace-character-count="3955"/>
    <meta:generator>LibreOfficeDev/6.0.5.2$Linux_X86_64 LibreOffice_project/</meta:generator>
  </office:meta>
</office:document-meta>
</file>